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rlow Condensed" svg:font-family="'Barlow Condensed'" style:font-pitch="variable"/>
    <style:font-face style:name="Cuprum" svg:font-family="Cuprum" style:font-pitch="variable"/>
    <style:font-face style:name="Dosis" svg:font-family="Dosis" style:font-pitch="variable"/>
    <style:font-face style:name="Oswald" svg:font-family="Oswald" style:font-pitch="variable"/>
    <style:font-face style:name="Philosopher" svg:font-family="Philosoph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 Narrow" svg:font-family="'PT Sans Narrow'" style:font-family-generic="swiss" style:font-pitch="variable"/>
    <style:font-face style:name="Pathway Gothic One" svg:font-family="'Pathway Gothic On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695cm"/>
    </style:style>
    <style:style style:name="gr2" style:family="graphic" style:parent-style-name="standard">
      <style:graphic-properties draw:stroke="none" draw:fill="none" fo:min-height="1.632cm"/>
    </style:style>
    <style:style style:name="gr3" style:family="graphic" style:parent-style-name="standard">
      <style:graphic-properties draw:stroke="none" draw:fill="none" fo:min-height="1.85cm"/>
    </style:style>
    <style:style style:name="gr4" style:family="graphic" style:parent-style-name="standard">
      <style:graphic-properties draw:stroke="none" draw:fill="none" fo:min-height="2.088cm"/>
    </style:style>
    <style:style style:name="gr5" style:family="graphic" style:parent-style-name="standard">
      <style:graphic-properties draw:stroke="none" draw:fill="none" fo:min-height="1.48cm"/>
    </style:style>
    <style:style style:name="gr6" style:family="graphic" style:parent-style-name="standard">
      <style:graphic-properties draw:stroke="none" draw:fill="none" fo:min-height="1.826cm"/>
    </style:style>
    <style:style style:name="P1" style:family="paragraph">
      <loext:graphic-properties draw:fill="none"/>
      <style:text-properties style:font-name="Barlow Condensed" fo:font-weight="normal" style:font-weight-asian="normal" style:font-weight-complex="normal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style:font-name="Dosis"/>
    </style:style>
    <style:style style:name="P4" style:family="paragraph">
      <loext:graphic-properties draw:fill="none"/>
      <style:text-properties style:font-name="Oswald"/>
    </style:style>
    <style:style style:name="P5" style:family="paragraph">
      <loext:graphic-properties draw:fill="none"/>
      <style:text-properties style:font-name="Pathway Gothic One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text-properties style:font-name="Philosopher" fo:font-weight="bold" style:font-weight-asian="bold" style:font-weight-complex="bold"/>
    </style:style>
    <style:style style:name="P8" style:family="paragraph">
      <loext:graphic-properties draw:fill="none"/>
      <style:text-properties style:font-name="PT Sans Narrow"/>
    </style:style>
    <style:style style:name="T1" style:family="text">
      <style:text-properties fo:color="#73cc29" style:font-name="Barlow Condensed" fo:font-size="40pt" fo:font-weight="normal" style:font-weight-asian="normal" style:font-weight-complex="normal"/>
    </style:style>
    <style:style style:name="T2" style:family="text">
      <style:text-properties fo:color="#73cc29" style:font-name="Cuprum" fo:font-size="40pt"/>
    </style:style>
    <style:style style:name="T3" style:family="text">
      <style:text-properties fo:color="#73cc29" style:font-name="Dosis" fo:font-size="40pt"/>
    </style:style>
    <style:style style:name="T4" style:family="text">
      <style:text-properties fo:color="#73cc29" style:font-name="Oswald" fo:font-size="40pt"/>
    </style:style>
    <style:style style:name="T5" style:family="text">
      <style:text-properties fo:color="#73cc29" style:font-name="Pathway Gothic One" fo:font-size="40pt"/>
    </style:style>
    <style:style style:name="T6" style:family="text">
      <style:text-properties fo:color="#73cc29" style:font-name="Philosopher" fo:font-size="40pt" fo:font-weight="bold" style:font-weight-asian="bold" style:font-weight-complex="bold"/>
    </style:style>
    <style:style style:name="T7" style:family="text">
      <style:text-properties fo:color="#73cc29" style:font-name="PT Sans Narrow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725cm" svg:height="1.945cm" svg:x="1cm" svg:y="1.4cm">
          <draw:text-box>
            <text:p><text:span text:style-name="T1">Garten- und Landschaftsbau</text:span></text:p>
          </draw:text-box>
        </draw:frame>
        <draw:frame draw:style-name="gr2" draw:text-style-name="P2" draw:layer="layout" svg:width="15.725cm" svg:height="1.882cm" svg:x="1.075cm" svg:y="3.618cm">
          <draw:text-box>
            <text:p><text:span text:style-name="T2">Garten- und Landschaftsbau</text:span></text:p>
          </draw:text-box>
        </draw:frame>
        <draw:frame draw:style-name="gr3" draw:text-style-name="P3" draw:layer="layout" svg:width="16.725cm" svg:height="2.1cm" svg:x="1cm" svg:y="5.4cm">
          <draw:text-box>
            <text:p><text:span text:style-name="T3">Garten- und Landschaftsbau</text:span></text:p>
          </draw:text-box>
        </draw:frame>
        <draw:frame draw:style-name="gr4" draw:text-style-name="P4" draw:layer="layout" svg:width="15.725cm" svg:height="2.338cm" svg:x="1.075cm" svg:y="7.1cm">
          <draw:text-box>
            <text:p><text:span text:style-name="T4">Garten- und Landschaftsbau</text:span></text:p>
          </draw:text-box>
        </draw:frame>
        <draw:frame draw:style-name="gr2" draw:text-style-name="P5" draw:layer="layout" svg:width="15.725cm" svg:height="1.882cm" svg:x="1cm" svg:y="9.4cm">
          <draw:text-box>
            <text:p><text:span text:style-name="T5">Garten- und Landschaftsbau</text:span></text:p>
          </draw:text-box>
        </draw:frame>
        <draw:frame draw:style-name="gr5" draw:text-style-name="P7" draw:layer="layout" svg:width="24.5cm" svg:height="1.83cm" svg:x="1cm" svg:y="11.57cm">
          <draw:text-box>
            <text:p text:style-name="P6"><text:span text:style-name="T6">Garten- und Landschaftsbau</text:span></text:p>
          </draw:text-box>
        </draw:frame>
        <draw:frame draw:style-name="gr6" draw:text-style-name="P8" draw:layer="layout" svg:width="15.725cm" svg:height="2.076cm" svg:x="1cm" svg:y="13.324cm">
          <draw:text-box>
            <text:p><text:span text:style-name="T7">Garten- und Landschaftsba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rlow Condensed" svg:font-family="'Barlow Condensed'" style:font-pitch="variable"/>
    <style:font-face style:name="Cuprum" svg:font-family="Cuprum" style:font-pitch="variable"/>
    <style:font-face style:name="Dosis" svg:font-family="Dosis" style:font-pitch="variable"/>
    <style:font-face style:name="Oswald" svg:font-family="Oswald" style:font-pitch="variable"/>
    <style:font-face style:name="Philosopher" svg:font-family="Philosoph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 Narrow" svg:font-family="'PT Sans Narrow'" style:font-family-generic="swiss" style:font-pitch="variable"/>
    <style:font-face style:name="Pathway Gothic One" svg:font-family="'Pathway Gothic On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4T13:09:51.304021978</meta:creation-date>
    <dc:date>2020-08-14T20:56:09.034018239</dc:date>
    <meta:editing-duration>PT12M9S</meta:editing-duration>
    <meta:editing-cycles>2</meta:editing-cycles>
    <meta:generator>LibreOffice/6.0.7.3$Linux_X86_64 LibreOffice_project/00m0$Build-3</meta:generator>
    <meta:document-statistic meta:object-count="7"/>
  </office:meta>
</office:document-meta>
</file>